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7.448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159cm" svg:stroke-color="#111111" draw:marker-start-width="0.437cm" draw:marker-end="Arrowheads_20_1" draw:marker-end-width="0.537cm" draw:fill="none" draw:textarea-vertical-align="middle" fo:padding-top="0.203cm" fo:padding-bottom="0.203cm" fo:padding-left="0.328cm" fo:padding-right="0.328cm"/>
    </style:style>
    <style:style style:name="gr3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13.3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24cm"/>
      <style:paragraph-properties style:writing-mode="lr-tb"/>
    </style:style>
    <style:style style:name="gr6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3.254cm" fo:min-width="7.44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127622" draw:marker-start-width="0.279cm" draw:marker-end-width="0.279cm" draw:fill-color="#ffffff" draw:textarea-horizontal-align="justify" draw:textarea-vertical-align="middle" draw:auto-grow-height="false" fo:min-height="3.254cm" fo:min-width="7.44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1.198cm" fo:min-width="3.299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106cm" svg:stroke-color="#ff0000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053cm" svg:stroke-color="#127622" draw:marker-start-width="0.279cm" draw:marker-end-width="0.279cm" draw:fill="none" draw:textarea-horizontal-align="justify" draw:textarea-vertical-align="middle" draw:auto-grow-height="false" fo:min-height="1.198cm" fo:min-width="3.84cm" fo:padding-top="0.151cm" fo:padding-bottom="0.151cm" fo:padding-left="0.276cm" fo:padding-right="0.276cm"/>
      <style:paragraph-properties style:writing-mode="lr-tb"/>
    </style:style>
    <style:style style:name="gr11" style:family="graphic" style:parent-style-name="objectwithoutfill">
      <style:graphic-properties svg:stroke-width="0.106cm" svg:stroke-color="#127622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font-size="32pt"/>
    </style:style>
    <style:style style:name="P2" style:family="paragraph">
      <loext:graphic-properties draw:fill-color="#ffffff"/>
      <style:paragraph-properties fo:text-align="center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6pt"/>
    </style:style>
    <style:style style:name="P5" style:family="paragraph">
      <loext:graphic-properties draw:fill="none" draw:fill-color="#ffffff"/>
      <style:text-properties fo:font-size="26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cm" svg:height="3.556cm" svg:x="14.2cm" svg:y="1.066cm">
          <text:p text:style-name="P1">Hi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8.2cm" svg:y1="5.11cm" svg:x2="18.2cm" svg:y2="7cm">
          <text:p/>
        </draw:line>
        <draw:custom-shape draw:style-name="gr1" draw:text-style-name="P2" draw:layer="layout" svg:width="8cm" svg:height="3.556cm" svg:x="14.2cm" svg:y="7.388cm">
          <text:p text:style-name="P1">48 69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8.2cm" svg:y1="11.554cm" svg:x2="18.2cm" svg:y2="13.6cm">
          <text:p/>
        </draw:line>
        <draw:custom-shape draw:style-name="gr3" draw:text-style-name="P2" draw:layer="layout" svg:width="13.9cm" svg:height="3.556cm" svg:x="11.3cm" svg:y="14.064cm">
          <text:p text:style-name="P1">00110000 <text:s/>01000101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5cm" svg:height="1.71cm" svg:x="1.5cm" svg:y="2.055cm">
          <draw:text-box>
            <text:p text:style-name="P4">Characters</text:p>
          </draw:text-box>
        </draw:frame>
        <draw:frame draw:style-name="gr5" draw:text-style-name="P7" draw:layer="layout" svg:width="7.1cm" svg:height="2.974cm" svg:x="1.4cm" svg:y="7.644cm">
          <draw:text-box>
            <text:p text:style-name="P6"><text:span text:style-name="T1">De</text:span><text:span text:style-name="T1">ci</text:span><text:span text:style-name="T1">m</text:span><text:span text:style-name="T1">al </text:span><text:span text:style-name="T1">re</text:span><text:span text:style-name="T1">pr</text:span><text:span text:style-name="T1">es</text:span><text:span text:style-name="T1">en</text:span><text:span text:style-name="T1">tat</text:span><text:span text:style-name="T1">ion</text:span></text:p>
          </draw:text-box>
        </draw:frame>
        <draw:frame draw:style-name="gr5" draw:text-style-name="P7" draw:layer="layout" svg:width="7.1cm" svg:height="2.974cm" svg:x="1.4cm" svg:y="14.29cm">
          <draw:text-box>
            <text:p text:style-name="P6"><text:span text:style-name="T1">Binary </text:span><text:span text:style-name="T1">representation</text:span></text:p>
          </draw:text-box>
        </draw:frame>
        <draw:custom-shape draw:style-name="gr6" draw:text-style-name="P2" draw:layer="layout" svg:width="8cm" svg:height="3.556cm" svg:x="9.6cm" svg:y="19.964cm">
          <text:p text:style-name="P1">00110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cm" svg:height="3.556cm" svg:x="18.8cm" svg:y="19.964cm">
          <text:p text:style-name="P1"><text:span text:style-name="T2">00</text:span><text:span text:style-name="T2">010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7.1cm" svg:height="2.974cm" svg:x="1.4cm" svg:y="20.29cm">
          <draw:text-box>
            <text:p text:style-name="P6"><text:span text:style-name="T1">6 bit </text:span><text:span text:style-name="T1">transformation</text:span></text:p>
          </draw:text-box>
        </draw:frame>
        <draw:custom-shape draw:style-name="gr8" draw:text-style-name="P3" draw:layer="layout" svg:width="3.851cm" svg:height="1.5cm" svg:x="12.834cm" svg:y="15.1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4.5cm" svg:y1="16.6cm" svg:x2="14.5cm" svg:y2="19.5cm">
          <text:p/>
        </draw:line>
        <draw:custom-shape draw:style-name="gr10" draw:text-style-name="P3" draw:layer="layout" svg:width="4.392cm" svg:height="1.5cm" svg:x="16.686cm" svg:y="15.1cm">
          <text:p text:style-name="P8"><text:s/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8.8cm" svg:y1="16.574cm" svg:x2="20.5cm" svg:y2="19.5cm">
          <text:p/>
        </draw:line>
        <draw:frame draw:style-name="gr5" draw:text-style-name="P7" draw:layer="layout" svg:width="7.1cm" svg:height="3.326cm" svg:x="1.4cm" svg:y="26.89cm">
          <draw:text-box>
            <text:p text:style-name="P6"><text:span text:style-name="T1">De</text:span><text:span text:style-name="T1">ci</text:span><text:span text:style-name="T1">m</text:span><text:span text:style-name="T1">al </text:span><text:span text:style-name="T1">re</text:span><text:span text:style-name="T1">pr</text:span><text:span text:style-name="T1">es</text:span><text:span text:style-name="T1">en</text:span><text:span text:style-name="T1">tati</text:span><text:span text:style-name="T1">on </text:span><text:span text:style-name="T1">of </text:span><text:span text:style-name="T1">th</text:span><text:span text:style-name="T1">e </text:span><text:span text:style-name="T1">6 </text:span><text:span text:style-name="T1">bit</text:span></text:p>
          </draw:text-box>
        </draw:frame>
        <draw:custom-shape draw:style-name="gr1" draw:text-style-name="P2" draw:layer="layout" svg:width="8cm" svg:height="3.556cm" svg:x="14.2cm" svg:y="26.788cm">
          <text:p text:style-name="P1">12 <text:s/>4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336cm" svg:y1="23.831cm" svg:x2="16.836cm" svg:y2="26.377cm">
          <text:p/>
        </draw:line>
        <draw:line draw:style-name="gr2" draw:text-style-name="P3" draw:layer="layout" svg:x1="20.5cm" svg:y1="24cm" svg:x2="18.896cm" svg:y2="26.337cm">
          <text:p/>
        </draw:line>
        <draw:frame draw:style-name="gr5" draw:text-style-name="P7" draw:layer="layout" svg:width="7.1cm" svg:height="2.974cm" svg:x="1.4cm" svg:y="33.29cm">
          <draw:text-box>
            <text:p text:style-name="P6"><text:span text:style-name="T1">Characters in Base64</text:span></text:p>
          </draw:text-box>
        </draw:frame>
        <draw:custom-shape draw:style-name="gr1" draw:text-style-name="P2" draw:layer="layout" svg:width="8cm" svg:height="3.556cm" svg:x="14.2cm" svg:y="33.088cm">
          <text:p text:style-name="P1">M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4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302cm" svg:height="7.575cm" svg:x="2.848cm" svg:y="2.485cm"/>
      <draw:page-thumbnail draw:layer="backgroundobjects" svg:width="5.302cm" svg:height="7.575cm" svg:x="2.848cm" svg:y="11.061cm"/>
      <draw:page-thumbnail draw:layer="backgroundobjects" svg:width="5.302cm" svg:height="7.575cm" svg:x="2.848cm" svg:y="19.637cm"/>
      <draw:page-thumbnail draw:layer="backgroundobjects" svg:width="5.302cm" svg:height="7.575cm" svg:x="12.848cm" svg:y="2.485cm"/>
      <draw:page-thumbnail draw:layer="backgroundobjects" svg:width="5.302cm" svg:height="7.575cm" svg:x="12.848cm" svg:y="11.061cm"/>
      <draw:page-thumbnail draw:layer="backgroundobjects" svg:width="5.302cm" svg:height="7.575cm" svg:x="12.848cm" svg:y="19.637cm"/>
    </style:handout-master>
    <style:master-page style:name="Default" style:page-layout-name="PM1" draw:style-name="Mdp1">
      <draw:frame presentation:style-name="Default-title" draw:layer="backgroundobjects" svg:width="25.199cm" svg:height="4.674cm" svg:x="1.4cm" svg:y="1.116cm" presentation:class="title" presentation:placeholder="true">
        <draw:text-box/>
      </draw:frame>
      <draw:frame presentation:style-name="Default-outline1" draw:layer="backgroundobjects" svg:width="25.199cm" svg:height="16.238cm" svg:x="1.4cm" svg:y="6.551cm" presentation:class="outline" presentation:placeholder="true">
        <draw:text-box/>
      </draw:frame>
      <draw:frame presentation:style-name="Mpr1" draw:text-style-name="MP2" draw:layer="backgroundobjects" svg:width="6.523cm" svg:height="1.929cm" svg:x="1.4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929cm" svg:x="9.57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929cm" svg:x="20.076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8T19:48:11.936394076</meta:creation-date>
    <dc:date>2024-05-28T20:26:39.547224213</dc:date>
    <meta:editing-duration>PT38M15S</meta:editing-duration>
    <meta:editing-cycles>33</meta:editing-cycles>
    <meta:generator>LibreOffice/7.3.7.2$Linux_X86_64 LibreOffice_project/30$Build-2</meta:generator>
    <meta:document-statistic meta:object-count="44"/>
  </office:meta>
</office:document-meta>
</file>